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freemusicarchive.org/music/Mystery_Mammal/Risk_Society/All_Your_Organs_Get_A_Laug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4:44:18.531589100</meta:creation-date>
    <dc:date>2025-08-27T14:44:22.157550300</dc:date>
    <meta:editing-duration>PT4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1" meta:character-count="90" meta:non-whitespace-character-count="90"/>
  </office:meta>
</office:document-meta>
</file>